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officeooo:paragraph-rsid="0019d8e7" style:font-size-asian="12pt" style:font-size-complex="12pt"/>
    </style:style>
    <style:style style:name="P2" style:family="paragraph" style:parent-style-name="Standard" style:list-style-name="L1">
      <style:text-properties fo:font-size="12pt" officeooo:paragraph-rsid="001a143a" style:font-size-asian="12pt" style:font-size-complex="12pt"/>
    </style:style>
    <style:style style:name="P3" style:family="paragraph" style:parent-style-name="Standard" style:list-style-name="L1">
      <style:text-properties fo:font-size="12pt" officeooo:rsid="001a143a" officeooo:paragraph-rsid="001a143a" style:font-size-asian="12pt" style:font-size-complex="12pt"/>
    </style:style>
    <style:style style:name="P4" style:family="paragraph" style:parent-style-name="Standard" style:list-style-name="L1">
      <style:text-properties fo:font-size="12pt" officeooo:rsid="0019d8e7" officeooo:paragraph-rsid="001a143a" style:font-size-asian="12pt" style:font-size-complex="12pt"/>
    </style:style>
    <style:style style:name="P5" style:family="paragraph" style:parent-style-name="Standard" style:list-style-name="L1">
      <style:text-properties fo:font-size="12pt" officeooo:rsid="001ae4ac" officeooo:paragraph-rsid="001ae4ac" style:font-size-asian="12pt" style:font-size-complex="12pt"/>
    </style:style>
    <style:style style:name="P6" style:family="paragraph" style:parent-style-name="Standard" style:list-style-name="L1">
      <style:text-properties fo:font-size="12pt" officeooo:rsid="001b5e94" officeooo:paragraph-rsid="001b5e94" style:font-size-asian="12pt" style:font-size-complex="12pt"/>
    </style:style>
    <style:style style:name="P7" style:family="paragraph" style:parent-style-name="Standard" style:list-style-name="L1">
      <style:text-properties fo:font-size="12pt" officeooo:paragraph-rsid="001b5e94" style:font-size-asian="12pt" style:font-size-complex="12pt"/>
    </style:style>
    <style:style style:name="P8" style:family="paragraph" style:parent-style-name="Standard" style:list-style-name="L1">
      <style:text-properties fo:color="#000000" loext:opacity="100%" style:font-name="JetBrains Mono" fo:font-size="12pt" fo:font-style="normal" fo:font-weight="normal" officeooo:rsid="001b5e94" officeooo:paragraph-rsid="001b5e94" style:font-size-asian="12pt" style:font-style-asian="normal" style:font-weight-asian="normal" style:font-size-complex="12pt"/>
    </style:style>
    <style:style style:name="P9" style:family="paragraph" style:parent-style-name="Standard" style:list-style-name="L1">
      <style:text-properties fo:color="#000000" loext:opacity="100%" style:font-name="JetBrains Mono" fo:font-size="12pt" fo:font-style="normal" fo:font-weight="normal" officeooo:rsid="001ca01c" officeooo:paragraph-rsid="002dea25" style:font-size-asian="12pt" style:font-style-asian="normal" style:font-weight-asian="normal" style:font-size-complex="12pt"/>
    </style:style>
    <style:style style:name="P10" style:family="paragraph" style:parent-style-name="Standard" style:list-style-name="L1">
      <style:text-properties fo:font-size="12pt" officeooo:paragraph-rsid="002dea25" style:font-size-asian="12pt" style:font-size-complex="12pt"/>
    </style:style>
    <style:style style:name="P11" style:family="paragraph" style:parent-style-name="Standard" style:list-style-name="L1">
      <style:text-properties fo:color="#000000" loext:opacity="100%" style:font-name="JetBrains Mono" fo:font-size="12pt" fo:font-style="normal" fo:font-weight="normal" officeooo:rsid="001ca01c" officeooo:paragraph-rsid="001ca01c" style:font-size-asian="12pt" style:font-style-asian="normal" style:font-weight-asian="normal" style:font-size-complex="12pt"/>
    </style:style>
    <style:style style:name="P12" style:family="paragraph" style:parent-style-name="Standard" style:list-style-name="L1">
      <style:text-properties fo:color="#000000" loext:opacity="100%" style:font-name="JetBrains Mono" fo:font-size="13.5pt" fo:font-style="normal" fo:font-weight="normal" officeooo:rsid="001ca01c" officeooo:paragraph-rsid="001ca01c" style:font-size-asian="13.5pt" style:font-style-asian="normal" style:font-weight-asian="normal"/>
    </style:style>
    <style:style style:name="P13" style:family="paragraph" style:parent-style-name="Standard" style:list-style-name="L1">
      <style:text-properties officeooo:paragraph-rsid="001e7dba"/>
    </style:style>
    <style:style style:name="P14" style:family="paragraph" style:parent-style-name="Standard" style:list-style-name="L1">
      <style:text-properties officeooo:paragraph-rsid="001efef7"/>
    </style:style>
    <style:style style:name="P15" style:family="paragraph" style:parent-style-name="Standard" style:list-style-name="L1">
      <style:text-properties officeooo:paragraph-rsid="0022837c"/>
    </style:style>
    <style:style style:name="P16" style:family="paragraph" style:parent-style-name="Standard" style:list-style-name="L1">
      <style:text-properties officeooo:paragraph-rsid="0020d10e"/>
    </style:style>
    <style:style style:name="P17" style:family="paragraph" style:parent-style-name="Standard" style:list-style-name="L1">
      <style:text-properties fo:color="#000000" loext:opacity="100%" style:font-name="JetBrains Mono" fo:font-size="12pt" fo:font-style="normal" fo:font-weight="normal" officeooo:paragraph-rsid="0022837c" style:font-size-asian="12pt" style:font-style-asian="normal" style:font-weight-asian="normal" style:font-size-complex="12pt"/>
    </style:style>
    <style:style style:name="P18" style:family="paragraph" style:parent-style-name="Standard" style:list-style-name="L1">
      <style:text-properties officeooo:paragraph-rsid="0024292d"/>
    </style:style>
    <style:style style:name="P19" style:family="paragraph" style:parent-style-name="Standard" style:list-style-name="L1">
      <style:text-properties officeooo:paragraph-rsid="00244d00"/>
    </style:style>
    <style:style style:name="P20" style:family="paragraph" style:parent-style-name="Standard" style:list-style-name="L1">
      <style:text-properties officeooo:paragraph-rsid="002616b2"/>
    </style:style>
    <style:style style:name="P21" style:family="paragraph" style:parent-style-name="Standard" style:list-style-name="L1">
      <style:text-properties officeooo:paragraph-rsid="00266365"/>
    </style:style>
    <style:style style:name="P22" style:family="paragraph" style:parent-style-name="Standard" style:list-style-name="L1">
      <style:text-properties officeooo:paragraph-rsid="002846d7"/>
    </style:style>
    <style:style style:name="P23" style:family="paragraph" style:parent-style-name="Standard" style:list-style-name="L1">
      <style:text-properties fo:font-size="12pt" officeooo:paragraph-rsid="002846d7" style:font-size-asian="12pt" style:font-size-complex="12pt"/>
    </style:style>
    <style:style style:name="P24" style:family="paragraph" style:parent-style-name="Standard" style:list-style-name="L1">
      <style:text-properties officeooo:paragraph-rsid="002aad21"/>
    </style:style>
    <style:style style:name="T1" style:family="text">
      <style:text-properties officeooo:rsid="0019d8e7"/>
    </style:style>
    <style:style style:name="T2" style:family="text">
      <style:text-properties fo:color="#000080" loext:opacity="100%" style:font-name="JetBrains Mono" fo:font-style="normal" fo:font-weight="bold" style:font-style-asian="normal" style:font-weight-asian="bold"/>
    </style:style>
    <style:style style:name="T3" style:family="text">
      <style:text-properties fo:color="#000080" loext:opacity="100%" style:font-name="JetBrains Mono" fo:font-style="normal" fo:font-weight="bold" officeooo:rsid="0019d8e7" style:font-style-asian="normal" style:font-weight-asian="bold"/>
    </style:style>
    <style:style style:name="T4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5" style:family="text">
      <style:text-properties fo:color="#0000ff" loext:opacity="100%" style:font-name="JetBrains Mono" fo:font-style="normal" fo:font-weight="normal" style:font-style-asian="normal" style:font-weight-asian="normal"/>
    </style:style>
    <style:style style:name="T6" style:family="text">
      <style:text-properties fo:color="#0000ff" loext:opacity="100%" style:font-name="JetBrains Mono" fo:font-style="normal" fo:font-weight="normal" officeooo:rsid="0019d8e7" style:font-style-asian="normal" style:font-weight-asian="normal"/>
    </style:style>
    <style:style style:name="T7" style:family="text">
      <style:text-properties officeooo:rsid="001a143a"/>
    </style:style>
    <style:style style:name="T8" style:family="text">
      <style:text-properties officeooo:rsid="001b5e94"/>
    </style:style>
    <style:style style:name="T9" style:family="text">
      <style:text-properties fo:color="#0000ff" loext:opacity="100%" style:font-name="JetBrains Mono" fo:font-style="normal" fo:font-weight="normal" officeooo:rsid="001b5e94" style:font-style-asian="normal" style:font-weight-asian="normal"/>
    </style:style>
    <style:style style:name="T10" style:family="text">
      <style:text-properties fo:color="#000000" loext:opacity="100%" style:font-name="JetBrains Mono" fo:font-style="normal" fo:font-weight="normal" officeooo:rsid="002dea25" style:font-style-asian="normal" style:font-weight-asian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0000" loext:opacity="100%" fo:font-size="12pt" fo:font-style="normal" fo:font-weight="normal" officeooo:rsid="001ca01c" style:font-size-asian="12pt" style:font-style-asian="normal" style:font-weight-asian="normal" style:font-size-complex="12pt"/>
    </style:style>
    <style:style style:name="T13" style:family="text">
      <style:text-properties fo:color="#000000" loext:opacity="100%" style:font-name="JetBrains Mono" fo:font-size="12pt" fo:font-style="normal" fo:font-weight="normal" officeooo:rsid="001ca01c" style:font-size-asian="12pt" style:font-style-asian="normal" style:font-weight-asian="normal" style:font-size-complex="12pt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0d10e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JetBrains Mono" fo:font-size="12pt" fo:font-style="normal" fo:font-weight="normal" officeooo:rsid="0020d10e" style:font-size-asian="12pt" style:font-style-asian="normal" style:font-weight-asian="normal" style:font-size-complex="12pt" style:font-weight-complex="normal"/>
    </style:style>
    <style:style style:name="T17" style:family="text">
      <style:text-properties fo:color="#000000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18" style:family="text">
      <style:text-properties fo:color="#000000" loext:opacity="100%" style:font-name="JetBrains Mono" fo:font-size="12pt" fo:font-style="normal" fo:font-weight="normal" officeooo:rsid="0024292d" style:font-size-asian="12pt" style:font-style-asian="normal" style:font-weight-asian="normal" style:font-size-complex="12pt" style:font-weight-complex="normal"/>
    </style:style>
    <style:style style:name="T19" style:family="text">
      <style:text-properties fo:color="#008000" loext:opacity="100%" style:font-name="JetBrains Mono" fo:font-size="12pt" fo:font-style="normal" fo:font-weight="bold" style:font-size-asian="12pt" style:font-style-asian="normal" style:font-weight-asian="bold" style:font-size-complex="12pt"/>
    </style:style>
    <style:style style:name="T20" style:family="text">
      <style:text-properties fo:color="#000000" loext:opacity="100%" style:font-name="JetBrains Mono" fo:font-size="12pt" fo:font-style="normal" fo:font-weight="normal" officeooo:rsid="0022837c" style:font-size-asian="12pt" style:font-style-asian="normal" style:font-weight-asian="normal" style:font-size-complex="12pt" style:font-weight-complex="normal"/>
    </style:style>
    <style:style style:name="T21" style:family="text">
      <style:text-properties fo:color="#008000" loext:opacity="100%" style:font-name="JetBrains Mono" fo:font-size="12pt" fo:font-style="normal" fo:font-weight="bold" officeooo:rsid="0020d10e" style:font-size-asian="12pt" style:font-style-asian="normal" style:font-weight-asian="bold" style:font-size-complex="12pt" style:font-weight-complex="normal"/>
    </style:style>
    <style:style style:name="T22" style:family="text">
      <style:text-properties fo:color="#000000" loext:opacity="100%" style:font-name="JetBrains Mono" fo:font-size="12pt" fo:font-style="normal" fo:font-weight="normal" officeooo:rsid="00244d00" style:font-size-asian="12pt" style:font-style-asian="normal" style:font-weight-asian="normal" style:font-size-complex="12pt" style:font-weight-complex="normal"/>
    </style:style>
    <style:style style:name="T23" style:family="text">
      <style:text-properties fo:color="#000080" loext:opacity="100%" style:font-name="JetBrains Mono" fo:font-size="12pt" fo:font-style="normal" fo:font-weight="bold" officeooo:rsid="00244d00" style:font-size-asian="12pt" style:font-style-asian="normal" style:font-weight-asian="bold" style:font-size-complex="12pt" style:font-weight-complex="normal"/>
    </style:style>
    <style:style style:name="T24" style:family="text">
      <style:text-properties fo:color="#000080" loext:opacity="100%" style:font-name="JetBrains Mono" fo:font-size="12pt" fo:font-style="normal" fo:font-weight="bold" style:font-size-asian="12pt" style:font-style-asian="normal" style:font-weight-asian="bold" style:font-size-complex="12pt"/>
    </style:style>
    <style:style style:name="T25" style:family="text">
      <style:text-properties fo:color="#0000ff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26" style:family="text">
      <style:text-properties fo:color="#000000" loext:opacity="100%" fo:font-size="12pt" fo:font-style="italic" fo:font-weight="normal" officeooo:rsid="00244d00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color="#000000" loext:opacity="100%" style:font-name="JetBrains Mono" fo:font-size="12pt" fo:font-style="italic" fo:font-weight="normal" officeooo:rsid="00244d00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color="#000000" loext:opacity="100%" style:font-name="JetBrains Mono" fo:font-size="12pt" fo:font-style="normal" fo:font-weight="normal" officeooo:rsid="00244d0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loext:opacity="100%" style:font-name="JetBrains Mono" fo:font-size="12pt" fo:font-style="normal" fo:font-weight="normal" officeooo:rsid="002616b2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officeooo:rsid="002616b2" style:font-size-asian="12pt" style:font-size-complex="12pt"/>
    </style:style>
    <style:style style:name="T31" style:family="text">
      <style:text-properties fo:font-size="12pt" fo:font-style="italic" officeooo:rsid="002616b2" style:font-size-asian="12pt" style:font-style-asian="italic" style:font-size-complex="12pt" style:font-style-complex="italic"/>
    </style:style>
    <style:style style:name="T32" style:family="text">
      <style:text-properties fo:color="#000080" loext:opacity="100%" fo:font-family="'JetBrains Mono'" style:font-family-generic="modern" style:font-pitch="fixed" fo:font-size="12pt" fo:font-style="normal" fo:font-weight="bold" style:font-size-asian="12pt" style:font-style-asian="normal" style:font-weight-asian="bold" style:font-size-complex="12pt"/>
    </style:style>
    <style:style style:name="T33" style:family="text">
      <style:text-properties fo:color="#808080" loext:opacity="100%" style:font-name="JetBrains Mono" fo:font-size="12pt" fo:font-style="italic" fo:font-weight="normal" style:font-size-asian="12pt" style:font-style-asian="italic" style:font-weight-asian="normal" style:font-size-complex="12pt"/>
    </style:style>
    <style:style style:name="T34" style:family="text">
      <style:text-properties fo:color="#808080" loext:opacity="100%" style:font-name="JetBrains Mono" fo:font-size="12pt" fo:font-style="italic" fo:font-weight="normal" officeooo:rsid="00266365" style:font-size-asian="12pt" style:font-style-asian="italic" style:font-weight-asian="normal" style:font-size-complex="12pt"/>
    </style:style>
    <style:style style:name="T35" style:family="text">
      <style:text-properties fo:font-size="12pt" officeooo:rsid="002846d7" style:font-size-asian="12pt" style:font-size-complex="12pt"/>
    </style:style>
    <style:style style:name="T36" style:family="text">
      <style:text-properties fo:color="#008000" loext:opacity="100%" style:font-name="JetBrains Mono" fo:font-style="normal" fo:font-weight="bold" style:font-style-asian="normal" style:font-weight-asian="bold"/>
    </style:style>
    <style:style style:name="T37" style:family="text">
      <style:text-properties fo:font-size="12pt" officeooo:rsid="00290e3c" style:font-size-asian="12pt" style:font-size-complex="12pt"/>
    </style:style>
    <style:style style:name="T38" style:family="text">
      <style:text-properties fo:font-size="12pt" officeooo:rsid="002aad21" style:font-size-asian="12pt" style:font-size-complex="12pt"/>
    </style:style>
    <style:style style:name="T39" style:family="text">
      <style:text-properties fo:font-size="12pt" fo:font-weight="normal" officeooo:rsid="00290e3c" style:font-size-asian="12pt" style:font-weight-asian="normal" style:font-size-complex="12pt" style:font-weight-complex="normal"/>
    </style:style>
    <style:style style:name="T40" style:family="text">
      <style:text-properties fo:color="#000080" loext:opacity="100%" fo:font-family="'JetBrains Mono'" style:font-family-generic="modern" style:font-pitch="fixed" fo:font-size="12pt" fo:font-style="normal" fo:font-weight="bold" officeooo:rsid="00290e3c" style:font-size-asian="12pt" style:font-style-asian="normal" style:font-weight-asian="bold" style:font-size-complex="12pt" style:font-weight-complex="normal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text:style-name="L1">
        <text:list-item>
          <text:p text:style-name="P2"><text:span text:style-name="T1">Soit la déclaration suivante <text:s/></text:span><text:span text:style-name="T2">int </text:span><text:span text:style-name="T3">suite</text:span><text:span text:style-name="T4">[</text:span><text:span text:style-name="T5">5</text:span><text:span text:style-name="T4">] = {</text:span><text:span text:style-name="T6">2</text:span><text:span text:style-name="T4">,</text:span><text:span text:style-name="T5">3</text:span><text:span text:style-name="T4">,</text:span><text:span text:style-name="T6">5</text:span><text:span text:style-name="T4">,</text:span><text:span text:style-name="T6">7</text:span><text:span text:style-name="T4">,</text:span><text:span text:style-name="T5">1</text:span><text:span text:style-name="T6">1</text:span><text:span text:style-name="T4">};</text:span></text:p>
          <text:list>
            <text:list-item>
              <text:p text:style-name="P2"><text:span text:style-name="T7">quelle est la taille de suite</text:span><text:span text:style-name="T1"> :</text:span></text:p>
              <text:list>
                <text:list-item>
                  <text:p text:style-name="P3">11</text:p>
                </text:list-item>
                <text:list-item>
                  <text:p text:style-name="P3">0</text:p>
                </text:list-item>
                <text:list-item>
                  <text:p text:style-name="P3">5</text:p>
                </text:list-item>
                <text:list-item>
                  <text:p text:style-name="P4"><text:span text:style-name="T7">4</text:span> </text:p>
                </text:list-item>
              </text:list>
            </text:list-item>
            <text:list-item>
              <text:p text:style-name="P4">Quel est l’indice du dernier élément du tableau :</text:p>
              <text:list>
                <text:list-item>
                  <text:p text:style-name="P5">5</text:p>
                </text:list-item>
                <text:list-item>
                  <text:p text:style-name="P5">11</text:p>
                </text:list-item>
                <text:list-item>
                  <text:p text:style-name="P5">4</text:p>
                </text:list-item>
                <text:list-item>
                  <text:p text:style-name="P5">0</text:p>
                </text:list-item>
              </text:list>
            </text:list-item>
            <text:list-item>
              <text:p text:style-name="P5">Quelle est la valeur de suite [2] ;</text:p>
              <text:list>
                <text:list-item>
                  <text:p text:style-name="P5">5</text:p>
                </text:list-item>
                <text:list-item>
                  <text:p text:style-name="P5">2</text:p>
                </text:list-item>
                <text:list-item>
                  <text:p text:style-name="P5">3</text:p>
                </text:list-item>
                <text:list-item>
                  <text:p text:style-name="P6">0</text:p>
                </text:list-item>
              </text:list>
            </text:list-item>
            <text:list-item>
              <text:p text:style-name="P6">Quelle est <text:span text:style-name="T1">l’indice du </text:span>premier<text:span text:style-name="T1"> élément du tableau :</text:span></text:p>
              <text:list>
                <text:list-item>
                  <text:p text:style-name="P6">5</text:p>
                </text:list-item>
                <text:list-item>
                  <text:p text:style-name="P6">2</text:p>
                </text:list-item>
                <text:list-item>
                  <text:p text:style-name="P6">0</text:p>
                </text:list-item>
                <text:list-item>
                  <text:p text:style-name="P6">1</text:p>
                </text:list-item>
              </text:list>
            </text:list-item>
            <text:list-item>
              <text:p text:style-name="P7"><text:span text:style-name="T8">Que contient l’expression </text:span><text:span text:style-name="T4">suite[</text:span><text:span text:style-name="T5">0</text:span><text:span text:style-name="T4">] + suite [</text:span><text:span text:style-name="T5">3</text:span><text:span text:style-name="T4">] :</text:span></text:p>
              <text:list>
                <text:list-item>
                  <text:p text:style-name="P8">10</text:p>
                </text:list-item>
                <text:list-item>
                  <text:p text:style-name="P8">3</text:p>
                </text:list-item>
                <text:list-item>
                  <text:p text:style-name="P8">5</text:p>
                </text:list-item>
                <text:list-item>
                  <text:p text:style-name="P8">9</text:p>
                </text:list-item>
              </text:list>
            </text:list-item>
            <text:list-item>
              <text:p text:style-name="P7"><text:span text:style-name="T8">Que contient l’expression </text:span><text:span text:style-name="T4">suite[</text:span><text:span text:style-name="T9">1</text:span><text:span text:style-name="T4">] + suite [</text:span><text:span text:style-name="T9">4</text:span><text:span text:style-name="T4">] :</text:span></text:p>
              <text:list>
                <text:list-item>
                  <text:p text:style-name="P8">14</text:p>
                </text:list-item>
                <text:list-item>
                  <text:p text:style-name="P8">3</text:p>
                </text:list-item>
                <text:list-item>
                  <text:p text:style-name="P8">5</text:p>
                </text:list-item>
                <text:list-item>
                  <text:p text:style-name="P8">9</text:p>
                </text:list-item>
              </text:list>
            </text:list-item>
          </text:list>
        </text:list-item>
        <text:list-item>
          <text:p text:style-name="P9">soit le code suivant : <text:s text:c="84"/></text:p>
          <text:p text:style-name="P10"><text:span text:style-name="T2">int </text:span><text:span text:style-name="T4">val1, val2 val3;<text:line-break/></text:span><text:span text:style-name="T2">int </text:span><text:span text:style-name="T10">*m</text:span><text:span text:style-name="T4">yptrX, </text:span><text:span text:style-name="T10">*</text:span><text:span text:style-name="T4">myptrY, myptr;<text:line-break/>myptrX = &amp;val1;<text:line-break/>myptrX = &amp;val2;<text:line-break/>val1 = </text:span><text:span text:style-name="T5">7</text:span><text:span text:style-name="T4">;<text:line-break/>val2 = </text:span><text:span text:style-name="T5">2</text:span><text:span text:style-name="T4">;<text:line-break/>val3 = </text:span><text:span text:style-name="T5">3</text:span><text:span text:style-name="T4">;<text:line-break/>myptr = &amp;val3</text:span></text:p>
          <text:list>
            <text:list-item>
              <text:p text:style-name="P11">Cochez toutes les affirmations vraies :</text:p>
              <text:list>
                <text:list-item>
                  <text:p text:style-name="P12"><text:span text:style-name="Source_20_Text"><text:span text:style-name="T11">myptrX</text:span></text:span><text:span text:style-name="T11"> pointe vers </text:span><text:span text:style-name="Source_20_Text"><text:span text:style-name="T11">val1</text:span></text:span></text:p>
                </text:list-item>
                <text:list-item>
                  <text:p text:style-name="P12"><text:span text:style-name="Source_20_Text"><text:span text:style-name="T11">*myptrX</text:span></text:span><text:span text:style-name="T11"> contient 7</text:span></text:p>
                </text:list-item>
                <text:list-item>
                  <text:p text:style-name="P12"><text:span text:style-name="Source_20_Text"><text:span text:style-name="T11">myptrX</text:span></text:span><text:span text:style-name="T11"> contient l’adresse de </text:span><text:span text:style-name="Source_20_Text"><text:span text:style-name="T11">val1</text:span></text:span></text:p>
                </text:list-item>
                <text:list-item>
                  <text:p text:style-name="P13"><text:span text:style-name="Source_20_Text"><text:span text:style-name="T12">myptrX</text:span></text:span><text:span text:style-name="T13"> contient l’adresse de </text:span><text:span text:style-name="Source_20_Text"><text:span text:style-name="T12">val2</text:span></text:span></text:p>
                </text:list-item>
              </text:list>
            </text:list-item>
            <text:list-item>
              <text:p text:style-name="P13"><text:span text:style-name="Strong_20_Emphasis"><text:span text:style-name="T14">Après</text:span></text:span><text:span text:style-name="Strong_20_Emphasis"><text:span text:style-name="T11"> </text:span></text:span><text:span text:style-name="Strong_20_Emphasis"><text:span text:style-name="Source_20_Text"><text:span text:style-name="T14">val1</text:span></text:span></text:span><text:span text:style-name="Strong_20_Emphasis"><text:span text:style-name="Source_20_Text"><text:span text:style-name="T11"> </text:span></text:span></text:span><text:span text:style-name="Strong_20_Emphasis"><text:span text:style-name="Source_20_Text"><text:span text:style-name="T14">= 7;</text:span></text:span></text:span></text:p>
              <text:list>
                <text:list-item>
                  <text:p text:style-name="P13"><text:soft-page-break/><text:span text:style-name="Source_20_Text"><text:span text:style-name="T11">*myptrX == 7</text:span></text:span></text:p>
                </text:list-item>
                <text:list-item>
                  <text:p text:style-name="P13"><text:span text:style-name="Source_20_Text"><text:span text:style-name="T11">myptrX == &amp;val1</text:span></text:span></text:p>
                </text:list-item>
                <text:list-item>
                  <text:p text:style-name="P13"><text:span text:style-name="Source_20_Text"><text:span text:style-name="T11">myptrX</text:span></text:span><text:span text:style-name="T11"> contient la valeur 7</text:span></text:p>
                </text:list-item>
                <text:list-item>
                  <text:p text:style-name="P14"><text:span text:style-name="Source_20_Text"><text:span text:style-name="T11">*myptrX</text:span></text:span><text:span text:style-name="T11"> contient l’adresse de </text:span><text:span text:style-name="Source_20_Text"><text:span text:style-name="T11">val1</text:span></text:span></text:p>
                </text:list-item>
              </text:list>
            </text:list-item>
            <text:list-item>
              <text:p text:style-name="P14"><text:span text:style-name="Strong_20_Emphasis"><text:span text:style-name="T14">Après myptrY = &amp;val2;</text:span></text:span></text:p>
              <text:list>
                <text:list-item>
                  <text:p text:style-name="P14"><text:span text:style-name="Source_20_Text"><text:span text:style-name="T11">myptrY</text:span></text:span><text:span text:style-name="T11"> contient l’adresse de </text:span><text:span text:style-name="Source_20_Text"><text:span text:style-name="T11">val2</text:span></text:span></text:p>
                </text:list-item>
                <text:list-item>
                  <text:p text:style-name="P14"><text:span text:style-name="Source_20_Text"><text:span text:style-name="T11">*myptrY == 2</text:span></text:span><text:span text:style-name="T11"> après l'affectation </text:span><text:span text:style-name="Source_20_Text"><text:span text:style-name="T11">val2 = 2;</text:span></text:span></text:p>
                </text:list-item>
                <text:list-item>
                  <text:p text:style-name="P14"><text:span text:style-name="Source_20_Text"><text:span text:style-name="T11">myptrY</text:span></text:span><text:span text:style-name="T11"> contient la valeur 2</text:span></text:p>
                </text:list-item>
                <text:list-item>
                  <text:p text:style-name="P14"><text:span text:style-name="Source_20_Text"><text:span text:style-name="T11">myptrY</text:span></text:span><text:span text:style-name="T11"> contient une adresse non initialisée</text:span></text:p>
                </text:list-item>
              </text:list>
            </text:list-item>
            <text:list-item>
              <text:p text:style-name="P14"><text:span text:style-name="Strong_20_Emphasis"><text:span text:style-name="T14">Après myptr = &amp;val3;</text:span></text:span></text:p>
              <text:list>
                <text:list-item>
                  <text:p text:style-name="P14"><text:span text:style-name="Source_20_Text"><text:span text:style-name="T11">myptr</text:span></text:span><text:span text:style-name="T11"> pointe vers </text:span><text:span text:style-name="Source_20_Text"><text:span text:style-name="T11">val3</text:span></text:span></text:p>
                </text:list-item>
                <text:list-item>
                  <text:p text:style-name="P14"><text:span text:style-name="Source_20_Text"><text:span text:style-name="T11">*myptr == 3</text:span></text:span></text:p>
                </text:list-item>
                <text:list-item>
                  <text:p text:style-name="P14"><text:span text:style-name="Source_20_Text"><text:span text:style-name="T11">myptr</text:span></text:span><text:span text:style-name="T11"> contient la valeur 3</text:span></text:p>
                </text:list-item>
                <text:list-item>
                  <text:p text:style-name="P14"><text:span text:style-name="Source_20_Text"><text:span text:style-name="T11">*myptr</text:span></text:span><text:span text:style-name="T11"> contient une adresse mémoire</text:span></text:p>
                </text:list-item>
              </text:list>
            </text:list-item>
            <text:list-item>
              <text:p text:style-name="P15"><text:span text:style-name="Strong_20_Emphasis"><text:span text:style-name="T14">Après </text:span></text:span><text:span text:style-name="Strong_20_Emphasis"><text:span text:style-name="T15">la modification suivant : </text:span></text:span></text:p>
              <text:p text:style-name="P15"><text:span text:style-name="Strong_20_Emphasis"><text:span text:style-name="T16">*myptr = val2 + val3;</text:span></text:span><text:span text:style-name="T17"><text:line-break/>*myptrX = *myptr;<text:line-break/>myptrX = &amp;val2;</text:span><text:span text:style-name="Strong_20_Emphasis"><text:span text:style-name="T16"> </text:span></text:span></text:p>
              <text:p text:style-name="P16"><text:span text:style-name="Strong_20_Emphasis"><text:span text:style-name="T16">que vaut la variable val3 :</text:span></text:span><text:span text:style-name="Strong_20_Emphasis"><text:span text:style-name="T18">__________________________________________________</text:span></text:span></text:p>
              <text:p text:style-name="P16"><text:span text:style-name="Strong_20_Emphasis"><text:span text:style-name="T16">qu’affiche la ligne suivante : printf(</text:span></text:span><text:span text:style-name="T19">"%i"</text:span><text:span text:style-name="T17">, *myptr);</text:span></text:p>
            </text:list-item>
            <text:list-item>
              <text:p text:style-name="P15"><text:span text:style-name="Strong_20_Emphasis"><text:span text:style-name="T16">Après la modification suivant : </text:span></text:span></text:p>
              <text:p text:style-name="P17">*myptY = val1 + val2;<text:line-break/>*myptrX = *myptrY;<text:line-break/>myptrX = &amp;val3;</text:p>
              <text:p text:style-name="P18"><text:span text:style-name="Strong_20_Emphasis"><text:span text:style-name="T16">que vaut la variable val</text:span></text:span><text:span text:style-name="Strong_20_Emphasis"><text:span text:style-name="T20">2</text:span></text:span><text:span text:style-name="Strong_20_Emphasis"><text:span text:style-name="T16"> :</text:span></text:span><text:span text:style-name="Strong_20_Emphasis"><text:span text:style-name="T18">__________________________________________________</text:span></text:span></text:p>
              <text:p text:style-name="P15"><text:span text:style-name="Strong_20_Emphasis"><text:span text:style-name="T16">qu’affiche la ligne suivante : printf(</text:span></text:span><text:span text:style-name="Strong_20_Emphasis"><text:span text:style-name="T21">"%i"</text:span></text:span><text:span text:style-name="Strong_20_Emphasis"><text:span text:style-name="T16">, *myptr</text:span></text:span><text:span text:style-name="Strong_20_Emphasis"><text:span text:style-name="T20">Y</text:span></text:span><text:span text:style-name="Strong_20_Emphasis"><text:span text:style-name="T16">);</text:span></text:span></text:p>
            </text:list-item>
            <text:list-item>
              <text:p text:style-name="P18"><text:span text:style-name="Strong_20_Emphasis"><text:span text:style-name="T18">Que représente les instruction suivant :</text:span></text:span></text:p>
              <text:list>
                <text:list-header>
                  <text:p text:style-name="P18"><text:span text:style-name="Strong_20_Emphasis"><text:span text:style-name="T18">*myptr + 2 : __________________________________________________</text:span></text:span></text:p>
                  <text:p text:style-name="P18"><text:span text:style-name="Strong_20_Emphasis"><text:span text:style-name="T18">(*myptr )++ :__________________________________________________</text:span></text:span></text:p>
                </text:list-header>
              </text:list>
            </text:list-item>
          </text:list>
        </text:list-item>
        <text:list-item>
          <text:p text:style-name="P19"><text:span text:style-name="Strong_20_Emphasis"><text:span text:style-name="T22">soit la fonction suivante : <text:line-break/></text:span></text:span><text:span text:style-name="Strong_20_Emphasis"><text:span text:style-name="T23">double </text:span></text:span><text:span text:style-name="T17">division(</text:span><text:span text:style-name="T24">double </text:span><text:span text:style-name="T17">dividende, </text:span><text:span text:style-name="T24">double </text:span><text:span text:style-name="T17">diviseur ){<text:line-break/> <text:s text:c="3"/></text:span><text:span text:style-name="T24">if</text:span><text:span text:style-name="T17">(diviseur == ){<text:line-break/> <text:s text:c="7"/></text:span><text:span text:style-name="T24">return </text:span><text:span text:style-name="T17">-</text:span><text:span text:style-name="T25">1</text:span><text:span text:style-name="T17">;<text:line-break/> <text:s text:c="3"/>}<text:line-break/> <text:s text:c="3"/></text:span><text:span text:style-name="T24">else</text:span><text:span text:style-name="T17">{<text:line-break/> <text:s text:c="6"/></text:span><text:span text:style-name="T24">return </text:span><text:span text:style-name="T17">dividende / diviseur;<text:line-break/> <text:s text:c="3"/>}<text:line-break/>}</text:span></text:p>
          <text:list>
            <text:list-item>
              <text:p text:style-name="P19"><text:span text:style-name="Strong_20_Emphasis"><text:span text:style-name="T22">Quel est le type de retour de la fonction </text:span></text:span><text:span text:style-name="Strong_20_Emphasis"><text:span text:style-name="Source_20_Text"><text:span text:style-name="T26">division </text:span></text:span></text:span><text:span text:style-name="Strong_20_Emphasis"><text:span text:style-name="T27">:</text:span></text:span></text:p>
              <text:p text:style-name="P19"><text:span text:style-name="Strong_20_Emphasis"><text:span text:style-name="T27">________________________________________________________</text:span></text:span></text:p>
            </text:list-item>
            <text:list-item>
              <text:p text:style-name="P19"><text:span text:style-name="Strong_20_Emphasis"><text:span text:style-name="T28">Combien de paramètres la fonction </text:span></text:span><text:span text:style-name="Strong_20_Emphasis"><text:span text:style-name="Source_20_Text"><text:span text:style-name="T26">division</text:span></text:span></text:span><text:span text:style-name="Strong_20_Emphasis"><text:span text:style-name="T28"> possède-t-elle ? : _____</text:span></text:span></text:p>
            </text:list-item>
            <text:list-item>
              <text:p text:style-name="P20"><text:span text:style-name="Strong_20_Emphasis"><text:span text:style-name="T28">Quel est le type de première <text:s/>paramètres de la fonction </text:span></text:span><text:span text:style-name="Strong_20_Emphasis"><text:span text:style-name="Source_20_Text"><text:span text:style-name="T26">division?: ____</text:span></text:span></text:span></text:p>
            </text:list-item>
            <text:list-item>
              <text:p text:style-name="P20"><text:span text:style-name="Strong_20_Emphasis"><text:span text:style-name="T28">Quel est le type de </text:span></text:span><text:span text:style-name="Strong_20_Emphasis"><text:span text:style-name="T29">dernière</text:span></text:span><text:span text:style-name="Strong_20_Emphasis"><text:span text:style-name="T28"> <text:s/>paramètres de la fonction </text:span></text:span><text:span text:style-name="Source_20_Text"><text:span text:style-name="T26">division?: ____ </text:span></text:span><text:span text:style-name="Strong_20_Emphasis"><text:span text:style-name="Source_20_Text"><text:span text:style-name="T26"><text:s/></text:span></text:span></text:span></text:p>
            </text:list-item>
            <text:list-item>
              <text:p text:style-name="P21"><text:span text:style-name="Source_20_Text"><text:span text:style-name="T30">dans le programme </text:span></text:span><text:span text:style-name="Source_20_Text"><text:span text:style-name="T31">main</text:span></text:span><text:span text:style-name="Source_20_Text"><text:span text:style-name="T30"> suivant </text:span></text:span><text:bookmark-start text:name="__DdeLink__354_2792077420"/><text:span text:style-name="Source_20_Text"><text:span text:style-name="T30">déclarer une variable nommé</text:span></text:span><text:bookmark-end text:name="__DdeLink__354_2792077420"/><text:span text:style-name="Source_20_Text"><text:span text:style-name="T30"> </text:span></text:span><text:span text:style-name="Source_20_Text"><text:span text:style-name="T31">quotient</text:span></text:span><text:span text:style-name="Source_20_Text"><text:span text:style-name="T30"> <text:s text:c="2"/><text:line-break/></text:span></text:span><text:span text:style-name="Source_20_Text"><text:span text:style-name="T32">int </text:span></text:span><text:span text:style-name="T17">main(</text:span><text:span text:style-name="T24">void</text:span><text:span text:style-name="T17">){<text:line-break/></text:span><text:soft-page-break/><text:span text:style-name="T17"><text:line-break/></text:span><text:span text:style-name="T33">// à compl</text:span><text:span text:style-name="T34">é</text:span><text:span text:style-name="T33">ter <text:line-break/>// 1. déclarer une variable nommé quotient<text:line-break/></text:span><text:span text:style-name="T17">------------------------------------------------------------------------------------------------------<text:line-break/></text:span><text:span text:style-name="T33">// 2. Appeler la fonction division(…)<text:line-break/></text:span><text:span text:style-name="T17">------------------------------------------------------------------------------------------------------<text:line-break/></text:span><text:span text:style-name="T33">// 3. Stocker le résultat dans quotient<text:line-break/></text:span><text:span text:style-name="T17">------------------------------------------------------------------------------------------------------<text:line-break/></text:span><text:span text:style-name="T33">// 4. Afficher le quotient<text:line-break/></text:span><text:span text:style-name="T17">------------------------------------------------------------------------------------------------------</text:span><text:span text:style-name="T33"><text:line-break/></text:span><text:span text:style-name="T17">}</text:span></text:p>
            </text:list-item>
          </text:list>
        </text:list-item>
        <text:list-item>
          <text:p text:style-name="P22"><text:span text:style-name="Source_20_Text"><text:span text:style-name="T35">soit le code suivant:</text:span></text:span></text:p>
          <text:p text:style-name="P22"><text:span text:style-name="Source_20_Text"><text:span text:style-name="T32">int </text:span></text:span><text:span text:style-name="T17">tab[</text:span><text:span text:style-name="T25">5</text:span><text:span text:style-name="T17">] = {</text:span><text:span text:style-name="T25">1</text:span><text:span text:style-name="T17">,</text:span><text:span text:style-name="T25">3</text:span><text:span text:style-name="T17">,</text:span><text:span text:style-name="T25">5</text:span><text:span text:style-name="T17">,</text:span><text:span text:style-name="T25">7</text:span><text:span text:style-name="T17">,</text:span><text:span text:style-name="T25">9</text:span><text:span text:style-name="T17">};<text:line-break/></text:span><text:span text:style-name="T33">//alternatif<text:line-break/></text:span><text:span text:style-name="T24">int </text:span><text:span text:style-name="T17">tab[</text:span><text:span text:style-name="T25">5</text:span><text:span text:style-name="T17">] = {</text:span><text:span text:style-name="T25">2</text:span><text:span text:style-name="T17">,</text:span><text:span text:style-name="T25">4</text:span><text:span text:style-name="T17">,</text:span><text:span text:style-name="T25">6</text:span><text:span text:style-name="T17">,</text:span><text:span text:style-name="T25">8</text:span><text:span text:style-name="T17">,</text:span><text:span text:style-name="T25">11</text:span><text:span text:style-name="T17">};</text:span><text:span text:style-name="Source_20_Text"><text:span text:style-name="T35"><text:line-break/></text:span></text:span><text:span text:style-name="Source_20_Text"><text:span text:style-name="T32">int </text:span></text:span><text:span text:style-name="T17">*myptrt = &amp;tab[</text:span><text:span text:style-name="T25">0</text:span><text:span text:style-name="T17">];<text:line-break/></text:span><text:span text:style-name="T24">for </text:span><text:span text:style-name="T17">(i=</text:span><text:span text:style-name="T25">0</text:span><text:span text:style-name="T17">; i&lt;</text:span><text:span text:style-name="T25">5</text:span><text:span text:style-name="T17">; i++){<text:line-break/> *(myptrt + i)+=</text:span><text:span text:style-name="T25">4</text:span><text:span text:style-name="T17">;<text:line-break/> }</text:span></text:p>
          <text:p text:style-name="P23"><text:span text:style-name="T2">for </text:span><text:span text:style-name="T4">(i=</text:span><text:span text:style-name="T5">0 </text:span><text:span text:style-name="T4">; i&lt;</text:span><text:span text:style-name="T5">5 </text:span><text:span text:style-name="T4">; i++){<text:line-break/> printf(</text:span><text:span text:style-name="T36">"tab[%d] = %d</text:span><text:span text:style-name="T2">\n</text:span><text:span text:style-name="T36">"</text:span><text:span text:style-name="T4">, i, tab[i]);<text:line-break/>}</text:span></text:p>
          <text:p text:style-name="P22"><text:span text:style-name="Source_20_Text"><text:span text:style-name="T35">donnez le résultat de ce programme :_________________________</text:span></text:span></text:p>
        </text:list-item>
        <text:list-item>
          <text:p text:style-name="P24"><text:span text:style-name="Source_20_Text"><text:span text:style-name="T37">soit un tableau de 2D de taille 6x6, </text:span></text:span></text:p>
          <text:list>
            <text:list-item>
              <text:p text:style-name="P24"><text:span text:style-name="Source_20_Text"><text:span text:style-name="T38">C</text:span></text:span><text:span text:style-name="Source_20_Text"><text:span text:style-name="T37">omplétez le code pour initialiser chaque élément du tableau a 0,</text:span></text:span></text:p>
            </text:list-item>
            <text:list-item>
              <text:p text:style-name="P24"><text:span text:style-name="Source_20_Text"><text:span text:style-name="T37">puis afficher le tableau sous forme d’une matrice </text:span></text:span><text:span text:style-name="Source_20_Text"><text:span text:style-name="T38">6x6</text:span></text:span><text:span text:style-name="Source_20_Text"><text:span text:style-name="T37"> en affichage remplacer les élément du corner par une ‘*’</text:span></text:span></text:p>
            </text:list-item>
            <text:list-item>
              <text:p text:style-name="P24"><text:span text:style-name="Source_20_Text"><text:span text:style-name="T14">Lors de l’affichage, les </text:span></text:span><text:span text:style-name="Source_20_Text"><text:span text:style-name="Strong_20_Emphasis"><text:span text:style-name="T14">quatre éléments situés dans les coins</text:span></text:span></text:span><text:span text:style-name="Source_20_Text"><text:span text:style-name="T14"> de la matrice doivent être affichés avec le caractère '*' au lieu de 0</text:span></text:span></text:p>
            </text:list-item>
            <text:list-item>
              <text:p text:style-name="P24"><text:span text:style-name="Source_20_Text"><text:span text:style-name="T39">Lors de l’affichage, l’élément situé à la </text:span></text:span><text:span text:style-name="Source_20_Text"><text:span text:style-name="Strong_20_Emphasis"><text:span text:style-name="T39">première ligne, troisième colonne</text:span></text:span></text:span><text:span text:style-name="Source_20_Text"><text:span text:style-name="T39"> doit être affiché avec le caractère € au lieu de 0</text:span></text:span></text:p>
              <text:p text:style-name="P24"><text:span text:style-name="Source_20_Text"><text:span text:style-name="T40">int </text:span></text:span><text:span text:style-name="T17">matrix[</text:span><text:span text:style-name="T25">6</text:span><text:span text:style-name="T17">][</text:span><text:span text:style-name="T25">6</text:span><text:span text:style-name="T17">];<text:line-break/></text:span><text:span text:style-name="T24">for</text:span><text:span text:style-name="T17">(</text:span><text:span text:style-name="T24">int </text:span><text:span text:style-name="T17">j=</text:span><text:span text:style-name="T25">0</text:span><text:span text:style-name="T17">; j&lt;</text:span><text:span text:style-name="T25">6</text:span><text:span text:style-name="T17">; j++){<text:line-break/> <text:s text:c="3"/></text:span><text:span text:style-name="T24">for </text:span><text:span text:style-name="T17">(</text:span><text:span text:style-name="T24">int </text:span><text:span text:style-name="T17">k =</text:span><text:span text:style-name="T25">0</text:span><text:span text:style-name="T17">; k&lt;</text:span><text:span text:style-name="T25">6</text:span><text:span text:style-name="T17">; k++){<text:line-break/> <text:s/></text:span><text:span text:style-name="T33">// 1. À compléter : initialiser chaque case du tableau à 0<text:line-break/> <text:s text:c="5"/></text:span><text:span text:style-name="T17">}<text:line-break/> <text:s/>}<text:line-break/> <text:s/></text:span><text:span text:style-name="T33">// 2. À compléter : afficher le tableau sous forme de matrice 6 × 6<text:line-break/> <text:s/>// 3. Lors de l’affichage, remplacer les éléments situés dans les 4 coins par le caractère '*'.<text:line-break/> <text:s/>// 4. Lors de l’affichage, remplacer l’élément de la première ligne,<text:line-break/> <text:s/>// <text:s text:c="3"/>troisième colonne par le caractère '€' .</text:span></text:p>
            </text:list-item>
            <text:list-item>
              <text:p text:style-name="P24"><text:span text:style-name="Source_20_Text"><text:span text:style-name="T39"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ristos Christou</meta:initial-creator>
    <meta:creation-date>2025-12-03T07:17:43.832283915</meta:creation-date>
    <meta:generator>LibreOffice/25.2.6.2$Linux_X86_64 LibreOffice_project/40d1a0e1d5bdf1afaeae24d9ece32bbb00fa66a4</meta:generator>
    <dc:date>2025-12-05T09:23:19.545835778</dc:date>
    <dc:creator>Christos Christou</dc:creator>
    <meta:editing-duration>PT25M52S</meta:editing-duration>
    <meta:editing-cycles>7</meta:editing-cycles>
    <meta:document-statistic meta:table-count="0" meta:image-count="0" meta:object-count="0" meta:page-count="3" meta:paragraph-count="82" meta:word-count="664" meta:character-count="4191" meta:non-whitespace-character-count="3516"/>
  </office:meta>
</office:document-meta>
</file>